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1">Pipelining is an important technique that is used very often in the design of digital circuits. The CSL Pipeline is the that does the implementation of pipeline fast and easy. <text:s text:c="2"/></text:p>
        <text:h text:style-name="Heading_20_1" text:outline-level="1">Description</text:h>
        <text:p text:style-name="P1">The CSL language is divided into different categories one of which is the CSL interconnect specification. This chapter explains the CSL interconnect specification and how the user creates a CSL interconnect specification file. The user writes CSL interconnect code which specifies the RTL design, the hierarchy and the connection instances. The CSL interconnect specification files are compiled and analyzed by the CSL compiler (cslc). The cslc compiles the CSL code and creates a design database, analyzes the design database, generates RTL code (Verilog or VHDL), C++ code and generates documentation. </text:p>
        <text:h text:style-name="Heading_20_1" text:outline-level="1">Features</text:h>
        <text:h text:style-name="Heading_20_1" text:outline-level="1">Benefits</text:h>
        <text:h text:style-name="Heading_20_1" text:outline-level="1">Architecture Diagram</text:h>
        <text:p text:style-name="P2"/>
        <text:h text:style-name="Heading_20_1" text:outline-level="1">Supported formats</text:h>
        <text:p text:style-name="P2"/>
        <text:h text:style-name="Heading_20_2" text:outline-level="2">Input:</text:h>
        <text:h text:style-name="Heading_20_2" text:outline-level="2">Output Generators Provided:</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ata</text:p>
        <text:p text:style-name="P2"/>
        <text:p text:style-name="P2"/>
        <text:p text:style-name="P2"/>
        <text:p text:style-name="P2"/>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0"><draw:image xlink:href="Pictures/2000000700002FDB00000DA6D69A0F8C.svm" xlink:type="simple" xlink:show="embed" xlink:actuate="onLoad"/></draw:frame><text:tab/><text:tab/><text:span text:style-name="T1">CSL Product Family</text:span></text:p>
        <text:p text:style-name="P2"><text:tab/><text:tab/>CSL Pipeline</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14</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1"><draw:image xlink:href="Pictures/2000000700002FDB00000DA6D69A0F8C.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14</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ristian-Gyozo Haba</meta:initial-creator>
    <meta:creation-date>2007-02-27T18:09:27</meta:creation-date>
    <dc:creator>Agent 007</dc:creator>
    <dc:date>2008-01-27T12:39:24</dc:date>
    <dc:language>en-US</dc:language>
    <meta:editing-cycles>14</meta:editing-cycles>
    <meta:editing-duration>PT4H45M8S</meta:editing-duration>
    <meta:user-defined meta:name="Info 1"/>
    <meta:user-defined meta:name="Info 2"/>
    <meta:user-defined meta:name="Info 3"/>
    <meta:user-defined meta:name="Info 4"/>
    <meta:document-statistic meta:table-count="0" meta:image-count="2" meta:object-count="0" meta:page-count="2" meta:paragraph-count="21" meta:word-count="203" meta:character-count="1450"/>
  </office:meta>
</office:document-meta>
</file>